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text-properties officeooo:paragraph-rsid="0018aa10"/>
    </style:style>
    <style:style style:name="P2" style:family="paragraph" style:parent-style-name="Standard">
      <style:text-properties officeooo:rsid="0018aa10" officeooo:paragraph-rsid="0018aa10"/>
    </style:style>
    <style:style style:name="P3" style:family="paragraph" style:parent-style-name="Standard">
      <style:text-properties officeooo:rsid="001bc028" officeooo:paragraph-rsid="001bc028"/>
    </style:style>
    <style:style style:name="P4" style:family="paragraph" style:parent-style-name="Standard">
      <style:text-properties officeooo:rsid="001bc028" officeooo:paragraph-rsid="001ea636"/>
    </style:style>
    <style:style style:name="P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1.2453in"/>
        </style:tab-stops>
      </style:paragraph-properties>
      <style:text-properties officeooo:paragraph-rsid="001ea636"/>
    </style:style>
    <style:style style:name="P6" style:family="paragraph" style:parent-style-name="Standard">
      <style:text-properties officeooo:rsid="001bc028" officeooo:paragraph-rsid="00249b95"/>
    </style:style>
    <style:style style:name="P7" style:family="paragraph" style:parent-style-name="Standard">
      <style:text-properties officeooo:rsid="001bc028" officeooo:paragraph-rsid="001ea636"/>
    </style:style>
    <style:style style:name="P8" style:family="paragraph" style:parent-style-name="Standard">
      <style:text-properties officeooo:rsid="001bc028" officeooo:paragraph-rsid="0025b381"/>
    </style:style>
    <style:style style:name="P9" style:family="paragraph" style:parent-style-name="Standard">
      <style:text-properties officeooo:rsid="001bc028" officeooo:paragraph-rsid="00295ad0"/>
    </style:style>
    <style:style style:name="P10" style:family="paragraph" style:parent-style-name="Standard">
      <style:text-properties officeooo:rsid="001bc028" officeooo:paragraph-rsid="002b25b0"/>
    </style:style>
    <style:style style:name="T1" style:family="text">
      <style:text-properties officeooo:rsid="0025e20d"/>
    </style:style>
    <style:style style:name="T2" style:family="text">
      <style:text-properties officeooo:rsid="00295a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rchitectural design is</text:p>
      <text:p text:style-name="Standard">the first stage in the software design process.</text:p>
      <text:p text:style-name="Standard"/>
      <text:p text:style-name="Standard"/>
      <text:p text:style-name="Standard">Architectural design is concerned with understanding how a software system should</text:p>
      <text:p text:style-name="Standard">be organized and designing the overall structure of that system.</text:p>
      <text:p text:style-name="Standard"/>
      <text:p text:style-name="Standard"><text:s/>It is the critical link between design and</text:p>
      <text:p text:style-name="Standard">requirements engineering, as it identifies the main structural components in a system</text:p>
      <text:p text:style-name="Standard">and the relationships between them. </text:p>
      <text:p text:style-name="Standard"/>
      <text:p text:style-name="Standard"><text:s/>The output of the architectural design process is</text:p>
      <text:p text:style-name="Standard">an architectural model that describes how the system is organized as a set of</text:p>
      <text:p text:style-name="Standard">­communicating components.</text:p>
      <text:p text:style-name="Standard"/>
      <text:p text:style-name="Standard"/>
      <text:p text:style-name="Standard"><text:s/>software architectures at two levels of abstraction</text:p>
      <text:p text:style-name="Standard"/>
      <text:p text:style-name="Standard">1. <text:s/>Architecture in the small is concerned with the architecture of individual pro-</text:p>
      <text:p text:style-name="Standard">grams. At this level, we are concerned with the way that an individual pro-</text:p>
      <text:p text:style-name="Standard">gram is decomposed into components.</text:p>
      <text:p text:style-name="Standard"/>
      <text:p text:style-name="Standard"/>
      <text:p text:style-name="Standard"/>
      <text:p text:style-name="P1">2. Architecture in the large is concerned with the architecture of complex enterprise</text:p>
      <text:p text:style-name="P1">systems that include other systems, programs, and program components.</text:p>
      <text:p text:style-name="Standard">These enterprise systems may be distributed over different computers, which</text:p>
      <text:p text:style-name="Standard">may be owned and managed by different companies.</text:p>
      <text:p text:style-name="Standard"/>
      <text:p text:style-name="Standard"/>
      <text:p text:style-name="Standard"><text:s/>explicitly designing and documenting software architecture has three advantages:</text:p>
      <text:p text:style-name="Standard"/>
      <text:p text:style-name="P2">1. Stakeholder communication The architecture is a high-level presentation of the system</text:p>
      <text:p text:style-name="P2"><text:s/>that may be used as a focus for discussion by a range of different stakeholders.</text:p>
      <text:p text:style-name="P2"/>
      <text:p text:style-name="P3">2. System analysis Making the system architecture explicit at an early stage in the</text:p>
      <text:p text:style-name="P3">system development requires some analysis. Architectural design decisions</text:p>
      <text:p text:style-name="P3">have a profound effect on whether or not the system can meet critical requirements</text:p>
      <text:p text:style-name="P3">such as performance, reliability, and maintainability.</text:p>
      <text:p text:style-name="P3"/>
      <text:p text:style-name="P3">3.Large-scale reuse An architectural model is a compact, manageable description</text:p>
      <text:p text:style-name="P3">of how a system is organized and how the components interoperate. The system</text:p>
      <text:p text:style-name="P3">architecture is often the same for systems with similar requirements and so can</text:p>
      <text:p text:style-name="P3">support large-scale software reuse.</text:p>
      <text:p text:style-name="P3"/>
      <text:p text:style-name="P3"/>
      <text:p text:style-name="P3">System architectures are often modeled informally using simple block diagrams <text:s/>Each box in the diagram represents a component. Boxes within</text:p>
      <text:p text:style-name="P3">boxes indicate that the component has been decomposed to sub-components. Arrows</text:p>
      <text:p text:style-name="P3">mean that data and or control signals are passed from component to component in</text:p>
      <text:p text:style-name="P3">the direction of the arrows. </text:p>
      <text:p text:style-name="P3"/>
      <text:p text:style-name="P3"><text:soft-page-break/></text:p>
      <text:p text:style-name="P3">They claim that these informal diagrams are poor architectural representations, as they</text:p>
      <text:p text:style-name="P4">show neither the type of the relationships among system components nor the components</text:p>
      <text:p text:style-name="P4"><text:s/>externally visible properties.</text:p>
      <text:p text:style-name="P4"/>
      <text:p text:style-name="P4">there are two ways in which an architectural model of a program</text:p>
      <text:p text:style-name="P4">is used:</text:p>
      <text:p text:style-name="P4"/>
      <text:p text:style-name="P4">As a way of encouraging discussions about the system design </text:p>
      <text:p text:style-name="P4">As a way of documenting an architecture that has been designed</text:p>
      <text:p text:style-name="P4"/>
      <text:p text:style-name="P6">Block diagrams are a good way of supporting communications between the people</text:p>
      <text:p text:style-name="P6"><text:s/>involved in the software design process. They are intuitive, and domain experts</text:p>
      <text:p text:style-name="P4">and software engineers can relate to them and participate in discussions about the</text:p>
      <text:p text:style-name="P4">system. Managers find them helpful in planning the project. For many projects,</text:p>
      <text:p text:style-name="P4">block diagrams are the only architectural description.</text:p>
      <text:p text:style-name="P4"/>
      <text:p text:style-name="P4">Ideally, if the architecture of a system is to be documented in detail, it is better to</text:p>
      <text:p text:style-name="P4">use a more rigorous notation for architectural description. </text:p>
      <text:p text:style-name="P4"/>
      <text:p text:style-name="P4">A more detailed and complete description means that there is less scope</text:p>
      <text:p text:style-name="P4">for misunderstanding the relationships between the architectural components.</text:p>
      <text:p text:style-name="P4">However, developing a detailed architectural description is an expensive and</text:p>
      <text:p text:style-name="P4">­time-consuming process. It is practically impossible to know whether or not it is</text:p>
      <text:p text:style-name="P4">cost-effective, so this approach is not widely used</text:p>
      <text:p text:style-name="P4"/>
      <text:p text:style-name="P4"/>
      <text:p text:style-name="P4">6.1 Architectural design decisions</text:p>
      <text:p text:style-name="P4"/>
      <text:p text:style-name="P4"/>
      <text:p text:style-name="P4">Architectural design is a creative process in which you design a system organization</text:p>
      <text:p text:style-name="P4">that will satisfy the functional and non-functional requirements of a system. There is</text:p>
      <text:p text:style-name="P4">no formulaic architectural design process. It depends on the type of system being</text:p>
      <text:p text:style-name="P4">developed, the background and experience of the system architect, and the specific</text:p>
      <text:p text:style-name="P4">requirements for the system. Consequently, I think it is best to consider architectural</text:p>
      <text:p text:style-name="P4">design as a series of decisions to be made rather than a sequence of activities.</text:p>
      <text:p text:style-name="P4"/>
      <text:p text:style-name="P4">Although each software system is unique, systems in the same application domain</text:p>
      <text:p text:style-name="P4">often have similar architectures that reflect the fundamental concepts of the domain. </text:p>
      <text:p text:style-name="P4"/>
      <text:p text:style-name="P4">For embedded systems and apps designed for personal computers and mobile</text:p>
      <text:p text:style-name="P4">devices, you do not have to design a distributed architecture for the system. However,</text:p>
      <text:p text:style-name="P8">most large systems are distributed systems in which the system software is distributed </text:p>
      <text:p text:style-name="P8">across many different computers. </text:p>
      <text:p text:style-name="P8"/>
      <text:p text:style-name="P8">Because of the close relationship between non-functional system characteristics</text:p>
      <text:p text:style-name="P8">and software architecture, the choice of architectural style and structure should</text:p>
      <text:p text:style-name="P8">depend on the non-functional requirements of the system:</text:p>
      <text:p text:style-name="P8">Performance, Security, Safety, Availability, Maintainability.</text:p>
      <text:p text:style-name="P8"/>
      <text:p text:style-name="P8">Evaluating an architectural design is difficult because the true test of an architec-</text:p>
      <text:p text:style-name="P8">ture is how well the system meets its functional and non-functional requirements</text:p>
      <text:p text:style-name="P8"><text:soft-page-break/>when it is in use. However, you can do some evaluation by comparing your design</text:p>
      <text:p text:style-name="P8">against reference architectures or generic Architectural patterns. </text:p>
      <text:p text:style-name="P8"/>
      <text:p text:style-name="P8"/>
      <text:p text:style-name="P8">6.2 Architectural views</text:p>
      <text:p text:style-name="P8"/>
      <text:p text:style-name="P8"><text:s/>In this section, I discuss two issues that are relevant to both of these:</text:p>
      <text:p text:style-name="P8"/>
      <text:p text:style-name="P9">What views or perspectives are useful when designing and documenting a sy<text:span text:style-name="T2">s</text:span>tem’s</text:p>
      <text:p text:style-name="P9"><text:s/>architecture?</text:p>
      <text:p text:style-name="P8">What notations should be used for describing architectural models?</text:p>
      <text:p text:style-name="P8"/>
      <text:p text:style-name="P8"><text:s/>you usually need to present multiple views of the</text:p>
      <text:p text:style-name="P8">software architecture.</text:p>
      <text:p text:style-name="P8"/>
      <text:p text:style-name="P8">A logical view, which shows the key abstractions in the system as objects or</text:p>
      <text:p text:style-name="P8">object classes. It should be possible to relate the system requirements to entities</text:p>
      <text:p text:style-name="P8">in this logical view.</text:p>
      <text:p text:style-name="P8"/>
      <text:p text:style-name="P8">A process view, which shows how, at runtime, the system is composed of inter-</text:p>
      <text:p text:style-name="P10">acting processes. This view is useful for making judgments about non-functional</text:p>
      <text:p text:style-name="P10"><text:s/>­system characteristics such as performance and availability.</text:p>
      <text:p text:style-name="P8"/>
      <text:p text:style-name="P10">A development view, which shows how the software is decomposed for development;</text:p>
      <text:p text:style-name="P10"><text:s/>that is, it shows the breakdown of the software into components that are</text:p>
      <text:p text:style-name="P8">implemented by a single developer or development team. This view is useful for</text:p>
      <text:p text:style-name="P8">software managers and programmers.</text:p>
      <text:p text:style-name="P8"/>
      <text:p text:style-name="P10">A physical view, which shows the system hardware and how software components</text:p>
      <text:p text:style-name="P10"><text:s/>are distributed across the processors in the system. This view is useful for</text:p>
      <text:p text:style-name="P8">­systems engineers planning a system deployment.</text:p>
      <text:p text:style-name="P8"/>
      <text:p text:style-name="P8">In practice, conceptual views of a system’s architecture are almost always devel-</text:p>
      <text:p text:style-name="P8">oped during the design proces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3T15:28:21.814203253</dc:date>
    <meta:editing-duration>PT2H25M35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3" meta:paragraph-count="95" meta:word-count="959" meta:character-count="6329" meta:non-whitespace-character-count="5446"/>
  </office:meta>
</office:document-meta>
</file>